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49bb4" officeooo:paragraph-rsid="00049bb4" style:font-size-asian="14pt" style:font-size-complex="14pt"/>
    </style:style>
    <style:style style:name="T1" style:family="text">
      <style:text-properties fo:color="#009933"/>
    </style:style>
    <style:style style:name="T2" style:family="text">
      <style:text-properties fo:color="#009933" officeooo:rsid="0004cbee"/>
    </style:style>
    <style:style style:name="T3" style:family="text">
      <style:text-properties officeooo:rsid="0004c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we are <text:span text:style-name="T1">approaching = </text:span><text:span text:style-name="T2">приближается, наступающий</text:span> the end of</text:p>
      <text:p text:style-name="P1">this module and I think that you would agree with me that this module</text:p>
      <text:p text:style-name="P1">has been both long, and challenging. And for me personally, it was also</text:p>
      <text:p text:style-name="P1">challenging from a physical <text:span text:style-name="T1">standpoint </text:span><text:span text:style-name="T2">= точка зрения</text:span>. Because you see, I <text:span text:style-name="T1">taped</text:span> something</text:p>
      <text:p text:style-name="P1">like eight such units in a <text:span text:style-name="T1">stretch </text:span><text:span text:style-name="T2">= протяжение, растягиваться, удлинение </text:span>So, I <text:span text:style-name="T1">end up </text:span><text:span text:style-name="T2">= завершить</text:span> standing on my feet for</text:p>
      <text:p text:style-name="P1">several hours in front of the camera. And normally, I'm okay doing it, because I feel more energized when I</text:p>
      <text:p text:style-name="P1">speak standing rather than sitting. But about two weeks ago,</text:p>
      <text:p text:style-name="P1">I broke my leg in a <text:span text:style-name="T1">biking </text:span><text:span text:style-name="T2">= ездить на велосипеде</text:span> accident and now I wear this <text:span text:style-name="T1">brace</text:span> and it's kind</text:p>
      <text:p text:style-name="P1">of <text:span text:style-name="T1">aching </text:span><text:span text:style-name="T2">= болящий</text:span> to stand too many hours. So, I will sit for a while and</text:p>
      <text:p text:style-name="P1">will do this unit sitting, and then I guess I'll return to standing. So in this unit, we are going</text:p>
      <text:p text:style-name="P1">to propose an implementation for your VM translator and</text:p>
      <text:p text:style-name="P1">to remind you the VM translator is a program that starts</text:p>
      <text:p text:style-name="P1">with some VM code and simply translates it into <text:span text:style-name="T1">assembly </text:span><text:span text:style-name="T2">= сборка, монтажный, </text:span><text:s/>code. And so, it goes through the first command. Let's say, push constant 17 and it generates code that <text:span text:style-name="T1">affects </text:span><text:span text:style-name="T2">= влияет</text:span></text:p>
      <text:p text:style-name="P1">the same semantics in assembly. And then it finds</text:p>
      <text:p text:style-name="P1">the command goto LOOP and it generates code that implements this</text:p>
      <text:p text:style-name="P1">goto command does the same with call. Moving along it generates</text:p>
      <text:p text:style-name="P1">call that implements the function command,</text:p>
      <text:p text:style-name="P1">then the push, then the return and so on until it <text:span text:style-name="T1">hits</text:span> <text:span text:style-name="T3">= </text:span><text:span text:style-name="T2">хиты, удары, достигать</text:span><text:span text:style-name="T3"> </text:span>the end</text:p>
      <text:p text:style-name="P1">of the input source file. So, that's the nature</text:p>
      <text:p text:style-name="P1">of the VM translator. You shouldn't be surprised, because you've already written</text:p>
      <text:p text:style-name="P1">a basic VM translator and this basic translator is</text:p>
      <text:p text:style-name="P1">going to be extended in this project into what we call</text:p>
      <text:p text:style-name="P1">the final VM translator. So basically, we are going to</text:p>
      <text:p text:style-name="P1">take the program that you wrote in the previous project and</text:p>
      <text:p text:style-name="P1">add more functionality to it. Now to remind you, the source that we</text:p>
      <text:p text:style-name="P1"><text:soft-page-break/>are translating is the VM language, obviously and the target that</text:p>
      <text:p text:style-name="P1">the code that we are generating is written in the <text:span text:style-name="T1">Hecht</text:span> Assembly code. And in doing all this,</text:p>
      <text:p text:style-name="P1">we have to <text:span text:style-name="T1">comply</text:span><text:span text:style-name="T2">=соблюдать, испольнять</text:span> to using the special symbols that I</text:p>
      <text:p text:style-name="P1">described in the previous unit. And with that, we are ready to</text:p>
      <text:p text:style-name="P1">describe our proposed implementation. So, here again is a diagram that</text:p>
      <text:p text:style-name="P1">describes the VM translator in action. And we see that in the previous</text:p>
      <text:p text:style-name="P1">project if you recall, you were asked to write a VM translator</text:p>
      <text:p text:style-name="P1">that translates a single given VM file. Well, in this project,</text:p>
      <text:p text:style-name="P1">one of the things that we want to <text:span text:style-name="T1">extend</text:span> is the ability to</text:p>
      <text:p text:style-name="P1">handle more than one VM file. So the VM translator that you write</text:p>
      <text:p text:style-name="P1">should be able to also handle a directory that contains one or more VM files,</text:p>
      <text:p text:style-name="P1">as we see in this diagram here. And in any event,</text:p>
      <text:p text:style-name="P1">it always will generate a single assembly file that contains</text:p>
      <text:p text:style-name="P1">the sort of sequence of all the functions</text:p>
      <text:p text:style-name="P1">that we are translating. So, the proposed implementation that I</text:p>
      <text:p text:style-name="P1"><text:span text:style-name="T1">outline</text:span><text:span text:style-name="T2">=контур, очертить, обрисовать</text:span> here is exactly the same as or contains exactly the same modules</text:p>
      <text:p text:style-name="P1">that we had in the previous project. Parser, code writer and main and let us describe everyone</text:p>
      <text:p text:style-name="P1">of these modules in turn. The main module receives as input</text:p>
      <text:p text:style-name="P1">some string that stands either for a single file or for</text:p>
      <text:p text:style-name="P1">the name of a directory or folder, if you will that contains</text:p>
      <text:p text:style-name="P1"><text:span text:style-name="T1">presumably</text:span> one or more VM files. So, it's one of the two. And if you use a language like Java or</text:p>
      <text:p text:style-name="P1">Python, there are capabilities in these languages to decide if a certain string</text:p>
      <text:p text:style-name="P1">stands for a single file or a directory. The output of the program should be</text:p>
      <text:p text:style-name="P1">fileName.asn file that contains. The assembly code that we</text:p>
      <text:p text:style-name="P1"><text:soft-page-break/>are going to generate. The process that the main program is</text:p>
      <text:p text:style-name="P1">going to carry out is the following. First of all,</text:p>
      <text:p text:style-name="P1">it will construct a CodeWriter in order to handle the output file which is</text:p>
      <text:p text:style-name="P1">still empty at this stage and then it is going to ask itself if</text:p>
      <text:p text:style-name="P1">the input is a file or a directory. If the input represents a single file, then it will construct a parser</text:p>
      <text:p text:style-name="P1">to handle this input file and then it will go into a loop that marches</text:p>
      <text:p text:style-name="P1">through every command in the input file. Process it and</text:p>
      <text:p text:style-name="P1">hands over the lexical elements to the code writer in order to</text:p>
      <text:p text:style-name="P1">generate the assembly code. If the input is a directory,</text:p>
      <text:p text:style-name="P1">it will do what we just described for every VM file in that directory and</text:p>
      <text:p text:style-name="P1">that's the end of the story. That's what the main module should do. And as you can see,</text:p>
      <text:p text:style-name="P1">it is not a very complex extension of what we did</text:p>
      <text:p text:style-name="P1">in the previous project. Moving along the parser as</text:p>
      <text:p text:style-name="P1">usual handles the processing or the passing of a single VM file. It reads a VM command. Breaks it into its lexical elements and removes all the white space,</text:p>
      <text:p text:style-name="P1">and comments in the process. This parser is exactly the same as the one</text:p>
      <text:p text:style-name="P1">that we developed in the previous project. We don't have to touch it. However, we just want to make sure that</text:p>
      <text:p text:style-name="P1">the parser also handles the commands that we introduced in this module which</text:p>
      <text:p text:style-name="P1">are the branching and function commands. Now if you followed the requirement</text:p>
      <text:p text:style-name="P1">that we set in the previous project, your parser should handle</text:p>
      <text:p text:style-name="P1">these commands as well. But if for some reason you didn't do it,</text:p>
      <text:p text:style-name="P1">this is the time to include them. So, the parser is done. And finally,</text:p>
      <text:p text:style-name="P1">we have to <text:span text:style-name="T1">extend</text:span> the CodeWriter. So, the API of the basic</text:p>
      <text:p text:style-name="P1">CodeWriter that we developed in the previous project</text:p>
      <text:p text:style-name="P1">is shown here on the screen. To this API, we have to add</text:p>
      <text:p text:style-name="P1">some additional functionality. First of all, we'll have a method</text:p>
      <text:p text:style-name="P1">called setFileName which we will use to inform the <text:soft-page-break/>CodeWriter that the processing</text:p>
      <text:p text:style-name="P1">of a new VM file has just started and we're going to pass the name</text:p>
      <text:p text:style-name="P1">of this file as an argument. Then we're going to have</text:p>
      <text:p text:style-name="P1">another method whose job is to write the booting</text:p>
      <text:p text:style-name="P1">code that will enable the VM to start working as</text:p>
      <text:p text:style-name="P1">specified in the standard mapping of the VM on the Hecht platform. So write in it is responsible for</text:p>
      <text:p text:style-name="P1">writing this code and then there will be three</text:p>
      <text:p text:style-name="P1">methods called writeLabel, writeGoto and</text:p>
      <text:p text:style-name="P1">writeIf which produce the assembly code which takes care of</text:p>
      <text:p text:style-name="P1">the commands label go to an if. And finally, three methods called</text:p>
      <text:p text:style-name="P1">writeFunction, writeCall and writeReturn which produce</text:p>
      <text:p text:style-name="P1">the assembly code that knows how to take care of the <text:span text:style-name="T1">respective</text:span></text:p>
      <text:p text:style-name="P1">VM commands and that's it. Once you do that, you will have</text:p>
      <text:p text:style-name="P1">a fully functioning VM translator and you have implemented a virtual machine. Now, the most challenging</text:p>
      <text:p text:style-name="P1">part in writing this VM translator is writing</text:p>
      <text:p text:style-name="P1">these six methods. WriteLabel, writeGoto, writeIf. These three methods are relatively simple, because generating assembly called that</text:p>
      <text:p text:style-name="P1">implements if and go to is not a big deal, but then we have to generate the assembly</text:p>
      <text:p text:style-name="P1">called for function column return. And in doing this, you have to follow</text:p>
      <text:p text:style-name="P1">all the logic that we <text:span text:style-name="T1">explained</text:span>. In the previous units</text:p>
      <text:p text:style-name="P1">in order to build this <text:span text:style-name="T1">incredible</text:span> <text:span text:style-name="T1">cathedral</text:span>,</text:p>
      <text:p text:style-name="P1">this stack that moves up and down in order to implement</text:p>
      <text:p text:style-name="P1">the function call and return protocol. So, this has been the end of this module. And in the next one,</text:p>
      <text:p text:style-name="P1">we will discuss the project materials and some recommendations on how to</text:p>
      <text:p text:style-name="P1">actually build this VM transl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19:45:24.212370325</dc:date>
    <meta:editing-duration>PT7M23S</meta:editing-duration>
    <meta:editing-cycles>1</meta:editing-cycles>
    <meta:document-statistic meta:table-count="0" meta:image-count="0" meta:object-count="0" meta:page-count="4" meta:paragraph-count="98" meta:word-count="1270" meta:character-count="6872" meta:non-whitespace-character-count="5699"/>
    <meta:generator>LibreOffice/5.1.6.2$Linux_X86_64 LibreOffice_project/10m0$Build-2</meta:generator>
  </office:meta>
</office:document-meta>
</file>